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1e63b7" officeooo:paragraph-rsid="001e63b7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216d0e" officeooo:paragraph-rsid="00216d0e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235123" officeooo:paragraph-rsid="002593eb"/>
    </style:style>
    <style:style style:name="P6" style:family="paragraph" style:parent-style-name="Text_20_body">
      <style:paragraph-properties fo:margin-top="0.0791in" fo:margin-bottom="0.0791in" loext:contextual-spacing="false" fo:line-height="100%" fo:text-align="center" style:justify-single-word="false"/>
      <style:text-properties officeooo:rsid="00235123" officeooo:paragraph-rsid="00235123"/>
    </style:style>
    <style:style style:name="P7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font-name="Lato1" officeooo:rsid="00272609" officeooo:paragraph-rsid="00272609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272609" officeooo:paragraph-rsid="00272609"/>
    </style:style>
    <style:style style:name="P9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font-name="Lato1" officeooo:rsid="00235123" officeooo:paragraph-rsid="00235123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font-name="Lato1" officeooo:rsid="003b17e9" officeooo:paragraph-rsid="003b17e9"/>
    </style:style>
    <style:style style:name="P11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font-name="Lato1" officeooo:rsid="003e2036" officeooo:paragraph-rsid="003e2036"/>
    </style:style>
    <style:style style:name="P12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font-name="Lato1" officeooo:rsid="00402625" officeooo:paragraph-rsid="00402625"/>
    </style:style>
    <style:style style:name="P1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1e63b7" officeooo:paragraph-rsid="001e63b7"/>
    </style:style>
    <style:style style:name="P1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1" officeooo:rsid="004ff96b" officeooo:paragraph-rsid="004ff96b"/>
    </style:style>
    <style:style style:name="P15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officeooo:rsid="002445fc" officeooo:paragraph-rsid="002445fc"/>
    </style:style>
    <style:style style:name="P16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officeooo:rsid="00235123" officeooo:paragraph-rsid="00235123"/>
    </style:style>
    <style:style style:name="P1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3b60e9"/>
    </style:style>
    <style:style style:name="P18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officeooo:paragraph-rsid="004f3b1d"/>
    </style:style>
    <style:style style:name="T1" style:family="text">
      <style:text-properties officeooo:rsid="001e63b7"/>
    </style:style>
    <style:style style:name="T2" style:family="text">
      <style:text-properties style:font-name="Lato1"/>
    </style:style>
    <style:style style:name="T3" style:family="text">
      <style:text-properties style:font-name="Lato1" officeooo:rsid="001e63b7"/>
    </style:style>
    <style:style style:name="T4" style:family="text">
      <style:text-properties style:font-name="Lato1" officeooo:rsid="00216d0e"/>
    </style:style>
    <style:style style:name="T5" style:family="text">
      <style:text-properties style:font-name="Lato1" officeooo:rsid="00235123"/>
    </style:style>
    <style:style style:name="T6" style:family="text">
      <style:text-properties style:font-name="Lato1" fo:font-weight="bold" style:font-weight-asian="bold" style:font-weight-complex="bold"/>
    </style:style>
    <style:style style:name="T7" style:family="text">
      <style:text-properties style:font-name="Lato1" fo:font-weight="bold" officeooo:rsid="003574f1" style:font-weight-asian="bold" style:font-weight-complex="bold"/>
    </style:style>
    <style:style style:name="T8" style:family="text">
      <style:text-properties style:font-name="Lato1" fo:font-weight="bold" officeooo:rsid="00383f16" style:font-weight-asian="bold" style:font-weight-complex="bold"/>
    </style:style>
    <style:style style:name="T9" style:family="text">
      <style:text-properties style:font-name="Lato1" fo:font-weight="bold" officeooo:rsid="0034dabb" style:font-weight-asian="bold" style:font-weight-complex="bold"/>
    </style:style>
    <style:style style:name="T10" style:family="text">
      <style:text-properties style:font-name="Lato1" officeooo:rsid="002445fc"/>
    </style:style>
    <style:style style:name="T11" style:family="text">
      <style:text-properties style:font-name="Lato1" fo:font-style="italic" officeooo:rsid="002445fc" style:font-style-asian="italic" style:font-style-complex="italic"/>
    </style:style>
    <style:style style:name="T12" style:family="text">
      <style:text-properties style:font-name="Lato1" officeooo:rsid="00272609"/>
    </style:style>
    <style:style style:name="T13" style:family="text">
      <style:text-properties style:font-name="Lato1" officeooo:rsid="00284f4a"/>
    </style:style>
    <style:style style:name="T14" style:family="text">
      <style:text-properties style:font-name="Lato1" officeooo:rsid="0029232d"/>
    </style:style>
    <style:style style:name="T15" style:family="text">
      <style:text-properties style:font-name="Lato1" officeooo:rsid="0029d396"/>
    </style:style>
    <style:style style:name="T16" style:family="text">
      <style:text-properties style:font-name="Lato1" officeooo:rsid="002b9f8f"/>
    </style:style>
    <style:style style:name="T17" style:family="text">
      <style:text-properties style:font-name="Lato1" officeooo:rsid="003055f9"/>
    </style:style>
    <style:style style:name="T18" style:family="text">
      <style:text-properties style:font-name="Lato1" fo:font-weight="normal" officeooo:rsid="003574f1" style:font-weight-asian="normal" style:font-weight-complex="normal"/>
    </style:style>
    <style:style style:name="T19" style:family="text">
      <style:text-properties style:font-name="Lato1" fo:font-weight="normal" officeooo:rsid="00383f16" style:font-weight-asian="normal" style:font-weight-complex="normal"/>
    </style:style>
    <style:style style:name="T20" style:family="text">
      <style:text-properties style:font-name="Lato1" officeooo:rsid="00337e2c"/>
    </style:style>
    <style:style style:name="T21" style:family="text">
      <style:text-properties style:font-name="Lato1" officeooo:rsid="0034ab53"/>
    </style:style>
    <style:style style:name="T22" style:family="text">
      <style:text-properties style:font-name="Lato1" officeooo:rsid="0034dabb"/>
    </style:style>
    <style:style style:name="T23" style:family="text">
      <style:text-properties style:font-name="Lato1" officeooo:rsid="003574f1"/>
    </style:style>
    <style:style style:name="T24" style:family="text">
      <style:text-properties style:font-name="Lato1" officeooo:rsid="0036b3d6"/>
    </style:style>
    <style:style style:name="T25" style:family="text">
      <style:text-properties style:font-name="Lato1" officeooo:rsid="00383f16"/>
    </style:style>
    <style:style style:name="T26" style:family="text">
      <style:text-properties style:font-name="Lato1" officeooo:rsid="00394da9"/>
    </style:style>
    <style:style style:name="T27" style:family="text">
      <style:text-properties style:font-name="Lato1" officeooo:rsid="003b60e9"/>
    </style:style>
    <style:style style:name="T28" style:family="text">
      <style:text-properties style:font-name="Lato1" officeooo:rsid="003e2806"/>
    </style:style>
    <style:style style:name="T29" style:family="text">
      <style:text-properties style:font-name="Lato1" officeooo:rsid="004c46fd"/>
    </style:style>
    <style:style style:name="T30" style:family="text">
      <style:text-properties style:font-name="Lato1" officeooo:rsid="004d81b6"/>
    </style:style>
    <style:style style:name="T31" style:family="text">
      <style:text-properties style:font-name="Lato1" officeooo:rsid="00521a6a"/>
    </style:style>
    <style:style style:name="T32" style:family="text">
      <style:text-properties style:font-name="Lato1" officeooo:rsid="0054015a"/>
    </style:style>
    <style:style style:name="T33" style:family="text">
      <style:text-properties style:font-name="Lato"/>
    </style:style>
    <style:style style:name="T34" style:family="text">
      <style:text-properties style:font-name="Lato" officeooo:rsid="002445fc"/>
    </style:style>
    <style:style style:name="T35" style:family="text">
      <style:text-properties officeooo:rsid="00337e2c"/>
    </style:style>
    <style:style style:name="T36" style:family="text">
      <style:text-properties officeooo:rsid="00383f16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3c29f2"/>
    </style:style>
    <style:style style:name="T39" style:family="text">
      <style:text-properties officeooo:rsid="0044cfc7"/>
    </style:style>
    <style:style style:name="T40" style:family="text">
      <style:text-properties officeooo:rsid="00458534"/>
    </style:style>
    <style:style style:name="T41" style:family="text">
      <style:text-properties officeooo:rsid="0045e5be"/>
    </style:style>
    <style:style style:name="T42" style:family="text">
      <style:text-properties officeooo:rsid="00477098"/>
    </style:style>
    <style:style style:name="T43" style:family="text">
      <style:text-properties officeooo:rsid="00491809"/>
    </style:style>
    <style:style style:name="T44" style:family="text">
      <style:text-properties officeooo:rsid="0049f803"/>
    </style:style>
    <style:style style:name="T45" style:family="text">
      <style:text-properties officeooo:rsid="004b0d57"/>
    </style:style>
    <style:style style:name="T46" style:family="text">
      <style:text-properties officeooo:rsid="0050958a"/>
    </style:style>
    <style:style style:name="T47" style:family="text">
      <style:text-properties officeooo:rsid="00521a6a"/>
    </style:style>
    <style:style style:name="T48" style:family="text">
      <style:text-properties officeooo:rsid="00574b0b"/>
    </style:style>
    <style:style style:name="T49" style:family="text">
      <style:text-properties officeooo:rsid="0057f53b"/>
    </style:style>
    <style:style style:name="T50" style:family="text">
      <style:text-properties officeooo:rsid="0059a3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m:<text:tab/><text:tab/><text:span text:style-name="T1">Olympiads School</text:span></text:p>
      <text:p text:style-name="P2">To:<text:tab/><text:tab/><text:span text:style-name="T1">Grade 11 Physics students</text:span></text:p>
      <text:p text:style-name="P2">Subject:<text:tab/><text:span text:style-name="T1">Notice for in-class final </text:span><text:span text:style-name="T36">test</text:span></text:p>
      <text:p text:style-name="P1"/>
      <text:p text:style-name="P4">Dear students,</text:p>
      <text:p text:style-name="P3"/>
      <text:p text:style-name="P17"><text:span text:style-name="T3">Please note that </text:span><text:span text:style-name="T17">there </text:span><text:span text:style-name="T22">will be an </text:span><text:span text:style-name="T9">in-class final </text:span><text:span text:style-name="T8">test</text:span><text:span text:style-name="T22"> on Class 16. The final test will be </text:span><text:span text:style-name="T25">approximately </text:span><text:span text:style-name="T22">90 minutes long, and will</text:span><text:span text:style-name="T20"> cover </text:span><text:span text:style-name="T22">material from the entire</text:span><text:span text:style-name="T20"> course, </text:span><text:span text:style-name="T22">including the units on m</text:span><text:span text:style-name="T20">otion &amp; </text:span><text:span text:style-name="T22">f</text:span><text:span text:style-name="T20">orces.</text:span><text:span text:style-name="T3"> </text:span><text:span text:style-name="T23">The </text:span><text:span text:style-name="T32">test </text:span><text:span text:style-name="T31">is</text:span><text:span text:style-name="T23"> </text:span><text:span text:style-name="T8">open</text:span><text:span text:style-name="T7">-book</text:span><text:span text:style-name="T18">, </text:span><text:span text:style-name="T19">and you may use any teaching material from Olympiads</text:span><text:span text:style-name="T18"> </text:span><text:span text:style-name="T19">School. </text:span><text:span text:style-name="T23">Make sure you bring a </text:span><text:span text:style-name="T7">non-programmable calculator</text:span><text:span text:style-name="T23">.</text:span><text:span text:style-name="T26"> </text:span><text:span text:style-name="T24">No other aids will be allowed. </text:span><text:span text:style-name="T20">If you paid attention in class, y</text:span><text:span text:style-name="T10">ou should be able to complete </text:span><text:span text:style-name="T13">it</text:span><text:span text:style-name="T10"> </text:span><text:span text:style-name="T22">easily</text:span><text:span text:style-name="T4">. </text:span><text:span text:style-name="T27">As the test will be done online using the Classkick app, h</text:span><text:span text:style-name="T12">ere are a </text:span><text:span text:style-name="T5">few </text:span><text:span text:style-name="T27">additional </text:span><text:span text:style-name="T12">helpful </text:span><text:span text:style-name="T5">hints:</text:span></text:p>
      <text:p text:style-name="P5"/>
      <text:list xml:id="list1779700394" text:style-name="L1">
        <text:list-item>
          <text:p text:style-name="P7"><text:span text:style-name="T39">R</text:span>ead the instructions <text:span text:style-name="T35">on the first page </text:span>before working on the problems. There is a good chance that you will find the information useful.</text:p>
        </text:list-item>
        <text:list-item>
          <text:p text:style-name="P10"><text:span text:style-name="T39">A</text:span>nswer all multiple-choice <text:span text:style-name="T38">questions directly on Classkic</text:span><text:span text:style-name="T48">k, by </text:span><text:span text:style-name="T49">simply </text:span><text:span text:style-name="T48">clicking on the your selction</text:span><text:span text:style-name="T38">. Do not use the “pen mode”; the app will interpret that as a wrong answer.</text:span></text:p>
        </text:list-item>
        <text:list-item>
          <text:p text:style-name="P11"><text:span text:style-name="T40">A</text:span>nswer all problem-solving questions on a separate piece of paper. At the end of the test, upload your work as image files using the image upload function on Classkick <text:span text:style-name="T50">(a camera icon)</text:span>. <text:span text:style-name="T43">When pasting your work, do not cover up the </text:span><text:span text:style-name="T46">test </text:span><text:span text:style-name="T44">questions. You may want to know what problems you have solved </text:span><text:span text:style-name="T45">later.</text:span></text:p>
        </text:list-item>
        <text:list-item>
          <text:p text:style-name="P12">Please submit all your work as black-and-white images that are clearly <text:span text:style-name="T41">legible</text:span>, and in focus. <text:span text:style-name="T42">(Alternatively you may use a PDF annotation software for your work.)</text:span></text:p>
        </text:list-item>
        <text:list-item>
          <text:p text:style-name="P9">For vector quantities, you <text:span text:style-name="T37">must</text:span> answer in the format:</text:p>
        </text:list-item>
      </text:list>
      <text:p text:style-name="P6"><text:span text:style-name="T6">magnitude [direction]</text:span><text:span text:style-name="T2"> <text:s text:c="5"/></text:span><text:span text:style-name="T10">(</text:span><text:span text:style-name="T2">e.g. 30 m [down], 1.56 m/s [N 37</text:span><text:span text:style-name="T33">° E]</text:span><text:span text:style-name="T34">)</text:span></text:p>
      <text:list xml:id="list123161179451693" text:continue-numbering="true" text:style-name="L1">
        <text:list-item>
          <text:p text:style-name="P18"><text:span text:style-name="T10">In all </text:span><text:span text:style-name="T28">problem-solving</text:span><text:span text:style-name="T10"> questions, please show </text:span><text:span text:style-name="T11">all</text:span><text:span text:style-name="T10"> </text:span><text:span text:style-name="T14">your </text:span><text:span text:style-name="T10">work. </text:span><text:span text:style-name="T29">Write down the appropriate equation(s) before substituting numerical values.</text:span></text:p>
        </text:list-item>
        <text:list-item>
          <text:p text:style-name="P18"><text:span text:style-name="T30">Correct answers without work will not be given a passing grade.</text:span></text:p>
        </text:list-item>
        <text:list-item>
          <text:p text:style-name="P15"><text:span text:style-name="T2">P</text:span><text:span text:style-name="T12">lease </text:span><text:span text:style-name="T16">write </text:span><text:span text:style-name="T2">neatly. Physics teachers </text:span><text:span text:style-name="T12">are renowned for our</text:span><text:span text:style-name="T2"> superpowers, but </text:span><text:span text:style-name="T21">our powers</text:span><text:span text:style-name="T2"> do not include </text:span><text:span text:style-name="T16">deciphering</text:span><text:span text:style-name="T2"> </text:span><text:span text:style-name="T12">poor</text:span><text:span text:style-name="T2"> handwriting </text:span><text:span text:style-name="T16">or mind-reading</text:span><text:span text:style-name="T2">. </text:span><text:span text:style-name="T21">I</text:span><text:span text:style-name="T12">t is </text:span><text:span text:style-name="T21">simply too </text:span><text:span text:style-name="T12">difficult to </text:span><text:span text:style-name="T15">award</text:span><text:span text:style-name="T12"> part marks if we have no idea what you wrote.</text:span></text:p>
        </text:list-item>
        <text:list-item>
          <text:p text:style-name="P16"><text:span text:style-name="T2">Put a box around your answer </text:span><text:span text:style-name="T10">for clarity.</text:span></text:p>
        </text:list-item>
      </text:list>
      <text:p text:style-name="P3"/>
      <text:p text:style-name="P8">If you have any additional questions about the test, please contact your teacher directly.</text:p>
      <text:p text:style-name="P8"/>
      <text:p text:style-name="P14">And have a nice summ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2" fo:font-family="Lato" style:font-style-name="Regular" style:font-pitch="variabl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16T13:33:04.130618321</meta:creation-date>
    <dc:date>2020-08-17T12:31:59.868736588</dc:date>
    <meta:editing-duration>PT1H45S</meta:editing-duration>
    <meta:editing-cycles>63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368" meta:character-count="2146" meta:non-whitespace-character-count="1797"/>
  </office:meta>
</office:document-meta>
</file>